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B9D0D1625B37F79D4C.png" manifest:media-type="image/png"/>
  <manifest:file-entry manifest:full-path="Pictures/10000001000000FF000000B1B94173570B988E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6.746cm" svg:height="4.682cm" svg:x="10.717cm" svg:y="5.565cm">
          <draw:image xlink:href="Pictures/10000001000000FF000000B1B94173570B988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10.582cm" svg:height="11.667cm" svg:x="8.799cm" svg:y="2.072cm">
          <draw:image xlink:href="Pictures/1000000100000190000001B9D0D1625B37F79D4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07:08:24.002604102</meta:creation-date>
    <dc:date>2022-10-03T19:03:06.178841035</dc:date>
    <meta:editing-duration>PT11H44M33S</meta:editing-duration>
    <meta:editing-cycles>2</meta:editing-cycles>
    <meta:generator>LibreOffice/7.3.6.2$Linux_X86_64 LibreOffice_project/30$Build-2</meta:generator>
    <meta:document-statistic meta:object-count="53"/>
  </office:meta>
</office:document-meta>
</file>